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8-21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6-11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4-02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3-0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1-1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1-13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0-30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8-22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6-27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4-17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3-05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1-18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2-07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0-11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8-31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7-1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5-2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4-10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1-0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1-1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9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8-1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7-13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5-1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4-0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2-16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1-0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1-29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9-2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9-1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8-1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6-2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4-02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1-01-27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2-2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1-19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0-2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9-11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7-2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7-16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7-15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6-18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6-03 1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4-15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20-02-20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9-12-18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9-11-07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9-10-15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9-09-2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9-08-22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9-07-1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9-05-3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9-04-24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9-03-20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9-02-08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8-12-1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8-10-3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8-09-27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8-08-16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8-07-1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8-05-24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8-04-10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8-02-20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7-12-15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7-11-09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7-09-27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7-08-23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7-07-07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7-05-26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7-04-13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7-02-23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7-01-12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6-11-22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6-10-03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6-08-18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6-07-13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6-06-08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6-05-04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6-03-29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6-02-26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6-01-21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5-12-18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5-11-18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5-10-20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5-09-15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5-08-1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5-07-07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5-05-27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5-04-1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5-03-12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5-01-2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4-12-22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4-11-20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4-10-16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4-09-04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4-07-29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4-06-17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4-05-13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4-04-01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4-02-20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4-01-09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3-11-21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3-10-18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3-08-29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3-07-09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3-06-05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3-05-02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3-03-21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3-03-01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3-02-12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3-01-09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2-11-2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2-10-18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2-09-1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2-08-14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2-07-11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2-06-06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2-04-2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2-03-15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2-02-0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1-12-28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1-11-1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1-10-0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1-09-07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1-08-02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1-06-16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1-04-26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1-03-1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1-02-03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0-12-22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0-11-18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0-10-07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0-09-02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0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0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0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0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10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9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9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9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9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9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8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8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8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8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8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8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8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7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7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7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7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7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7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7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6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6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6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6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6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5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5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5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5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5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4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4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3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3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3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3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3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2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2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2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2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2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2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2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2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1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1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1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1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1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1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1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1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0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0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0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0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0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0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2000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9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9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9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9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9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8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8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8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8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7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7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7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7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7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7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7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6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6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6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6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6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5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5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5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4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4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4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3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3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3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0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90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348076411302</text:p>
          </table:table-cell>
          <table:table-cell office:value-type="string" calcext:value-type="string">
            <text:p>PG Hf <text:s/>41</text:p>
          </table:table-cell>
          <table:table-cell office:value-type="string" calcext:value-type="string">
            <text:p>1989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132" meta:object-count="0"/>
    <meta:user-defined meta:name="AppVersion">3.0</meta:user-defined>
  </office:meta>
</office:document-meta>
</file>